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00" style:cell-protect="none" style:print-content="true" fo:border-left="0.06pt double #000000" style:border-line-width-left="0.026cm 0.004cm 0.053cm" fo:border-right="0.06pt double #000000" style:border-line-width-right="0.026cm 0.004cm 0.053cm" fo:border-top="0.06pt double #000000" style:border-line-width-top="0.026cm 0.004cm 0.053cm"/>
    </style:style>
    <style:style style:name="ce2" style:family="table-cell" style:parent-style-name="Default">
      <style:table-cell-properties fo:border-bottom="none" fo:background-color="#ffff00" style:cell-protect="none" style:print-content="true" fo:border-left="0.06pt double #000000" style:border-line-width-left="0.026cm 0.004cm 0.053cm" fo:border-right="0.06pt double #000000" style:border-line-width-right="0.026cm 0.004cm 0.053cm" fo:border-top="none"/>
    </style:style>
    <style:style style:name="ce3" style:family="table-cell" style:parent-style-name="Default">
      <style:table-cell-properties fo:border-bottom="0.06pt double #000000" style:border-line-width-bottom="0.026cm 0.004cm 0.053cm" fo:background-color="#ffff00" style:cell-protect="none" style:print-content="true" fo:border-left="0.06pt double #000000" style:border-line-width-left="0.026cm 0.004cm 0.053cm" fo:border-right="0.06pt double #000000" style:border-line-width-right="0.026cm 0.004cm 0.053cm" fo:border-top="none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-bottom="none" fo:background-color="#aea79f" fo:border-left="0.06pt double #000000" style:border-line-width-left="0.026cm 0.004cm 0.053cm" fo:border-right="0.06pt double #000000" style:border-line-width-right="0.026cm 0.004cm 0.053cm" fo:border-top="0.06pt double #000000" style:border-line-width-top="0.026cm 0.004cm 0.053cm"/>
    </style:style>
    <style:style style:name="ce6" style:family="table-cell" style:parent-style-name="Default">
      <style:table-cell-properties fo:border-bottom="none" fo:background-color="#aea79f" fo:border-left="0.06pt double #000000" style:border-line-width-left="0.026cm 0.004cm 0.053cm" fo:border-right="0.06pt double #000000" style:border-line-width-right="0.026cm 0.004cm 0.053cm" fo:border-top="none"/>
    </style:style>
    <style:style style:name="ce7" style:family="table-cell" style:parent-style-name="Default">
      <style:table-cell-properties fo:border-bottom="0.06pt double #000000" style:border-line-width-bottom="0.026cm 0.004cm 0.053cm" fo:background-color="#aea79f" fo:border-left="0.06pt double #000000" style:border-line-width-left="0.026cm 0.004cm 0.053cm" fo:border-right="0.06pt double #000000" style:border-line-width-right="0.026cm 0.004cm 0.053cm" fo:border-top="none"/>
    </style:style>
    <style:style style:name="ce8" style:family="table-cell" style:parent-style-name="Default" style:data-style-name="N109"/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/>
      <style:text-properties fo:color="#c0c0c0"/>
    </style:style>
    <style:style style:name="ce1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number-columns-repeated="3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8"/>
        <table:table-row table:style-name="ro1">
          <table:table-cell office:value-type="string">
            <text:p>Dimension</text:p>
          </table:table-cell>
          <table:table-cell office:value-type="string">
            <text:p>Measurement</text:p>
          </table:table-cell>
          <table:table-cell/>
          <table:table-cell office:value-type="string">
            <text:p>Target</text:p>
          </table:table-cell>
          <table:table-cell office:value-type="string">
            <text:p>Current Step/deg</text:p>
          </table:table-cell>
          <table:table-cell office:value-type="string">
            <text:p>Scaling Factor</text:p>
          </table:table-cell>
          <table:table-cell table:style-name="ce10" office:value-type="string">
            <text:p>New Step M92</text:p>
          </table:table-cell>
          <table:table-cell table:style-name="ce10" office:value-type="string">
            <text:p>New factor M365</text:p>
          </table:table-cell>
          <table:table-cell office:value-type="string">
            <text:p>after scaling</text:p>
          </table:table-cell>
        </table:table-row>
        <table:table-row table:style-name="ro2">
          <table:table-cell office:value-type="string">
            <text:p>Theta</text:p>
          </table:table-cell>
          <table:table-cell table:style-name="ce1" office:value-type="float" office:value="100">
            <text:p>100</text:p>
          </table:table-cell>
          <table:table-cell table:style-name="ce5" table:formula="of:=[.B2]*(SQRT(POWER([.$B$12]*([.$H$4]/[.$F$4]);2)+POWER([.$B$13]*([.$H$5]/[.$F$5]);2)))/100" office:value-type="float" office:value="90.8896776827777">
            <text:p>90.8896776828</text:p>
          </table:table-cell>
          <table:table-cell office:value-type="float" office:value="100">
            <text:p>100.000</text:p>
          </table:table-cell>
          <table:table-cell table:style-name="ce1" office:value-type="float" office:value="212.94">
            <text:p>212.94</text:p>
          </table:table-cell>
          <table:table-cell table:style-name="ce9"/>
          <table:table-cell table:style-name="ce11" table:formula="of:=ROUND([.E2]*[.D2]/[.C2];2)" office:value-type="float" office:value="234.28">
            <text:p>234.28</text:p>
          </table:table-cell>
          <table:table-cell table:style-name="ce12" table:formula="of:=ROUND([.D2]/[.C2];3)" office:value-type="float" office:value="1.1">
            <text:p>1.1</text:p>
          </table:table-cell>
          <table:table-cell table:formula="of:=[.C2]*[.H2]" office:value-type="float" office:value="99.9786454510555">
            <text:p>99.979</text:p>
          </table:table-cell>
        </table:table-row>
        <table:table-row table:style-name="ro2">
          <table:table-cell office:value-type="string">
            <text:p>Psi</text:p>
          </table:table-cell>
          <table:table-cell table:style-name="ce2" office:value-type="float" office:value="100">
            <text:p>100</text:p>
          </table:table-cell>
          <table:table-cell table:style-name="ce5" table:formula="of:=[.B3]*(SQRT(POWER([.$B$12]*([.$H$4]/[.$F$4]);2)+POWER([.$B$13]*([.$H$5]/[.$F$5]);2)))/100" office:value-type="float" office:value="90.8896776827777">
            <text:p>90.8896776828</text:p>
          </table:table-cell>
          <table:table-cell office:value-type="float" office:value="100">
            <text:p>100.000</text:p>
          </table:table-cell>
          <table:table-cell table:style-name="ce3" office:value-type="float" office:value="216.98">
            <text:p>216.98</text:p>
          </table:table-cell>
          <table:table-cell table:style-name="ce9"/>
          <table:table-cell table:style-name="ce11" table:formula="of:=ROUND([.E3]*[.D3]/[.C3];2)" office:value-type="float" office:value="238.73">
            <text:p>238.73</text:p>
          </table:table-cell>
          <table:table-cell table:style-name="ce12" table:formula="of:=ROUND([.D3]/[.C3];3)" office:value-type="float" office:value="1.1">
            <text:p>1.1</text:p>
          </table:table-cell>
          <table:table-cell table:formula="of:=[.C3]*[.H3]" office:value-type="float" office:value="99.9786454510555">
            <text:p>99.979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office:value-type="float" office:value="100">
            <text:p>100.000</text:p>
          </table:table-cell>
          <table:table-cell table:style-name="ce9"/>
          <table:table-cell table:style-name="ce1" office:value-type="float" office:value="1.023">
            <text:p>1.023</text:p>
          </table:table-cell>
          <table:table-cell table:style-name="ce9"/>
          <table:table-cell table:style-name="ce13" table:formula="of:=ROUND([.D4]/[.B4]*[.F4];3)" office:value-type="float" office:value="0.93">
            <text:p>0.93</text:p>
          </table:table-cell>
          <table:table-cell table:formula="of:=[.B4]/[.F4]*[.H4]" office:value-type="float" office:value="100">
            <text:p>100.000</text:p>
          </table:table-cell>
        </table:table-row>
        <table:table-row table:style-name="ro2">
          <table:table-cell office:value-type="string">
            <text:p>Y</text:p>
          </table:table-cell>
          <table:table-cell table:style-name="ce3" office:value-type="float" office:value="110">
            <text:p>110</text:p>
          </table:table-cell>
          <table:table-cell table:style-name="ce7"/>
          <table:table-cell office:value-type="float" office:value="100">
            <text:p>100.000</text:p>
          </table:table-cell>
          <table:table-cell table:style-name="ce9"/>
          <table:table-cell table:style-name="ce3" office:value-type="float" office:value="0.998">
            <text:p>0.998</text:p>
          </table:table-cell>
          <table:table-cell table:style-name="ce9"/>
          <table:table-cell table:style-name="ce13" table:formula="of:=ROUND([.D5]/[.B5]*[.F5];3)" office:value-type="float" office:value="0.907">
            <text:p>0.907</text:p>
          </table:table-cell>
          <table:table-cell table:formula="of:=[.B5]/[.F5]*[.H5]" office:value-type="float" office:value="99.9699398797595">
            <text:p>99.970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 table:visibility="collapse">
          <table:table-cell table:number-columns-repeated="9"/>
        </table:table-row>
        <table:table-row table:style-name="ro3" table:visibility="collapse">
          <table:table-cell office:value-type="string">
            <text:p>X-cal</text:p>
          </table:table-cell>
          <table:table-cell office:value-type="float" office:value="0.379125">
            <text:p>0.379125</text:p>
          </table:table-cell>
          <table:table-cell table:number-columns-repeated="7"/>
        </table:table-row>
        <table:table-row table:style-name="ro3" table:visibility="collapse">
          <table:table-cell office:value-type="string">
            <text:p>Y-cal</text:p>
          </table:table-cell>
          <table:table-cell office:value-type="float" office:value="0.75267">
            <text:p>0.75267</text:p>
          </table:table-cell>
          <table:table-cell table:number-columns-repeated="7"/>
        </table:table-row>
        <table:table-row table:style-name="ro2" table:visibility="collapse">
          <table:table-cell table:number-columns-repeated="9"/>
        </table:table-row>
        <table:table-row table:style-name="ro2" table:visibility="collapse">
          <table:table-cell office:value-type="string">
            <text:p>Relative x</text:p>
          </table:table-cell>
          <table:table-cell table:formula="of:=[.D4]/100*55" office:value-type="float" office:value="55">
            <text:p>55</text:p>
          </table:table-cell>
          <table:table-cell/>
          <table:table-cell table:formula="of:=[.B12]/[.D4]" office:value-type="float" office:value="0.55">
            <text:p>0.550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Relative y</text:p>
          </table:table-cell>
          <table:table-cell table:formula="of:=[.D5]/100*83.516" office:value-type="float" office:value="83.516">
            <text:p>83.516</text:p>
          </table:table-cell>
          <table:table-cell/>
          <table:table-cell table:formula="of:=[.B13]/[.D5]" office:value-type="float" office:value="0.83516">
            <text:p>0.835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theta</text:p>
          </table:table-cell>
          <table:table-cell office:value-type="float" office:value="100">
            <text:p>100</text:p>
          </table:table-cell>
          <table:table-cell/>
          <table:table-cell table:formula="of:=[.B14]*(SQRT(POWER([.$B$12];2)+POWER([.$B$13];2)))/100" office:value-type="float" office:value="99.9996112792445">
            <text:p>100.000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psi</text:p>
          </table:table-cell>
          <table:table-cell office:value-type="float" office:value="100">
            <text:p>100</text:p>
          </table:table-cell>
          <table:table-cell/>
          <table:table-cell table:formula="of:=[.B15]*(SQRT(POWER([.$B$12];2)+POWER([.$B$13];2)))/100" office:value-type="float" office:value="99.9996112792445">
            <text:p>100.000</text:p>
          </table:table-cell>
          <table:table-cell table:number-columns-repeated="5"/>
        </table:table-row>
        <table:table-row table:style-name="ro2" table:visibility="collapse">
          <table:table-cell table:number-columns-repeated="9"/>
        </table:table-row>
        <table:table-row table:style-name="ro2" table:visibility="collapse">
          <table:table-cell office:value-type="string">
            <text:p>ratio</text:p>
          </table:table-cell>
          <table:table-cell table:style-name="ce4" table:formula="of:=SQRT(POWER([.B12];2)+POWER([.B13];2))" office:value-type="percentage" office:value="99.9996112792445">
            <text:p>9999.96%</text:p>
          </table:table-cell>
          <table:table-cell table:style-name="ce4"/>
          <table:table-cell table:number-columns-repeated="6"/>
        </table:table-row>
        <table:table-row table:style-name="ro2" table:visibility="collapse" table:number-rows-repeated="3">
          <table:table-cell table:number-columns-repeated="9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00/00/00</text:date>, <text:time style:data-style-name="N2" text:time-value="0000-00-00T18:30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Harley</meta:initial-creator>
    <meta:creation-date>2013-07-16T23:38:45</meta:creation-date>
    <dc:date>2013-10-23T20:25:50</dc:date>
    <meta:editing-duration>P14DT4H53M25S</meta:editing-duration>
    <meta:editing-cycles>12</meta:editing-cycles>
    <meta:generator>LibreOffice/4.0.2.2$Linux_X86_64 LibreOffice_project/400m0$Build-2</meta:generator>
    <dc:creator>Quentin Harley</dc:creator>
    <meta:document-statistic meta:table-count="1" meta:cell-count="55" meta:object-count="0"/>
  </office:meta>
</office:document-meta>
</file>